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1.3173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012" table:default-cell-style-name="ce2"/>
        <table:table-row table:style-name="ro1">
          <table:table-cell office:value-type="string" calcext:value-type="string">
            <text:p>I.C.</text:p>
          </table:table-cell>
          <table:table-cell office:value-type="string" calcext:value-type="string">
            <text:p>All_Counts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Ef. (GATCON)</text:p>
          </table:table-cell>
          <table:table-cell office:value-type="string" calcext:value-type="string">
            <text:p>Total Counts (Raw)</text:p>
          </table:table-cell>
          <table:table-cell office:value-type="string" calcext:value-type="string">
            <text:p>Ef. (Raw) %</text:p>
          </table:table-cell>
          <table:table-cell office:value-type="string" calcext:value-type="string">
            <text:p>I.C.</text:p>
          </table:table-cell>
          <table:table-cell office:value-type="string" calcext:value-type="string">
            <text:p>IC (||TAC_PL[i])</text:p>
          </table:table-cell>
          <table:table-cell office:value-type="string" calcext:value-type="string">
            <text:p>Eff. PL/GCM</text:p>
          </table:table-cell>
          <table:table-cell office:value-type="string" calcext:value-type="string">
            <text:p>I.C.</text:p>
          </table:table-cell>
          <table:table-cell office:value-type="string" calcext:value-type="string">
            <text:p>IC (TAC_CATS_PL&gt;0)</text:p>
          </table:table-cell>
          <table:table-cell office:value-type="string" calcext:value-type="string">
            <text:p>Eff. CATS_P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8611" calcext:value-type="float">
            <text:p>1788611</text:p>
          </table:table-cell>
          <table:table-cell office:value-type="float" office:value="17432883" calcext:value-type="float">
            <text:p>17432883</text:p>
          </table:table-cell>
          <table:table-cell table:formula="of:=[.B2]/[.C2]*100" office:value-type="float" office:value="10.259983962492" calcext:value-type="float">
            <text:p>10.259983962492</text:p>
          </table:table-cell>
          <table:table-cell office:value-type="float" office:value="341670904" calcext:value-type="float">
            <text:p>341670904</text:p>
          </table:table-cell>
          <table:table-cell table:formula="of:=[.B2]/[.E2]*100" office:value-type="float" office:value="0.523489410148896" calcext:value-type="float">
            <text:p>0.523489410148896</text:p>
          </table:table-cell>
          <table:table-cell office:value-type="float" office:value="1" calcext:value-type="float">
            <text:p>1</text:p>
          </table:table-cell>
          <table:table-cell office:value-type="float" office:value="1109819" calcext:value-type="float">
            <text:p>1109819</text:p>
          </table:table-cell>
          <table:table-cell table:formula="of:=[.H2]/[.C2]*100" office:value-type="float" office:value="6.3662390208206" calcext:value-type="float">
            <text:p>6.3662390208206</text:p>
          </table:table-cell>
          <table:table-cell office:value-type="float" office:value="1" calcext:value-type="float">
            <text:p>1</text:p>
          </table:table-cell>
          <table:table-cell office:value-type="float" office:value="1015426" calcext:value-type="float">
            <text:p>1015426</text:p>
          </table:table-cell>
          <table:table-cell table:formula="of:=[.K2]/[.C2]*100" office:value-type="float" office:value="5.82477379100175" calcext:value-type="float">
            <text:p>5.8247737910017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4340" calcext:value-type="float">
            <text:p>1804340</text:p>
          </table:table-cell>
          <table:table-cell office:value-type="float" office:value="17432883" calcext:value-type="float">
            <text:p>17432883</text:p>
          </table:table-cell>
          <table:table-cell table:formula="of:=[.B3]/[.C3]*100" office:value-type="float" office:value="10.3502100025567" calcext:value-type="float">
            <text:p>10.3502100025567</text:p>
          </table:table-cell>
          <table:table-cell office:value-type="float" office:value="341670904" calcext:value-type="float">
            <text:p>341670904</text:p>
          </table:table-cell>
          <table:table-cell table:formula="of:=[.B3]/[.E3]*100" office:value-type="float" office:value="0.528092962811958" calcext:value-type="float">
            <text:p>0.528092962811958</text:p>
          </table:table-cell>
          <table:table-cell office:value-type="float" office:value="2" calcext:value-type="float">
            <text:p>2</text:p>
          </table:table-cell>
          <table:table-cell office:value-type="float" office:value="1122965" calcext:value-type="float">
            <text:p>1122965</text:p>
          </table:table-cell>
          <table:table-cell table:formula="of:=[.H3]/[.C3]*100" office:value-type="float" office:value="6.44164823454617" calcext:value-type="float">
            <text:p>6.44164823454617</text:p>
          </table:table-cell>
          <table:table-cell office:value-type="float" office:value="2" calcext:value-type="float">
            <text:p>2</text:p>
          </table:table-cell>
          <table:table-cell office:value-type="float" office:value="1023870" calcext:value-type="float">
            <text:p>1023870</text:p>
          </table:table-cell>
          <table:table-cell table:formula="of:=[.K3]/[.C3]*100" office:value-type="float" office:value="5.87321098868156" calcext:value-type="float">
            <text:p>5.8732109886815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86444" calcext:value-type="float">
            <text:p>1786444</text:p>
          </table:table-cell>
          <table:table-cell office:value-type="float" office:value="17432883" calcext:value-type="float">
            <text:p>17432883</text:p>
          </table:table-cell>
          <table:table-cell table:formula="of:=[.B4]/[.C4]*100" office:value-type="float" office:value="10.2475534310647" calcext:value-type="float">
            <text:p>10.2475534310647</text:p>
          </table:table-cell>
          <table:table-cell office:value-type="float" office:value="341670904" calcext:value-type="float">
            <text:p>341670904</text:p>
          </table:table-cell>
          <table:table-cell table:formula="of:=[.B4]/[.E4]*100" office:value-type="float" office:value="0.522855174112221" calcext:value-type="float">
            <text:p>0.522855174112221</text:p>
          </table:table-cell>
          <table:table-cell office:value-type="float" office:value="3" calcext:value-type="float">
            <text:p>3</text:p>
          </table:table-cell>
          <table:table-cell office:value-type="float" office:value="1133205" calcext:value-type="float">
            <text:p>1133205</text:p>
          </table:table-cell>
          <table:table-cell table:formula="of:=[.H4]/[.C4]*100" office:value-type="float" office:value="6.50038780160459" calcext:value-type="float">
            <text:p>6.50038780160459</text:p>
          </table:table-cell>
          <table:table-cell office:value-type="float" office:value="3" calcext:value-type="float">
            <text:p>3</text:p>
          </table:table-cell>
          <table:table-cell office:value-type="float" office:value="1023654" calcext:value-type="float">
            <text:p>1023654</text:p>
          </table:table-cell>
          <table:table-cell table:formula="of:=[.K4]/[.C4]*100" office:value-type="float" office:value="5.87197195093892" calcext:value-type="float">
            <text:p>5.8719719509389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2368" calcext:value-type="float">
            <text:p>1782368</text:p>
          </table:table-cell>
          <table:table-cell office:value-type="float" office:value="17432883" calcext:value-type="float">
            <text:p>17432883</text:p>
          </table:table-cell>
          <table:table-cell table:formula="of:=[.B5]/[.C5]*100" office:value-type="float" office:value="10.2241723299583" calcext:value-type="float">
            <text:p>10.2241723299583</text:p>
          </table:table-cell>
          <table:table-cell office:value-type="float" office:value="341670904" calcext:value-type="float">
            <text:p>341670904</text:p>
          </table:table-cell>
          <table:table-cell table:formula="of:=[.B5]/[.E5]*100" office:value-type="float" office:value="0.521662213297507" calcext:value-type="float">
            <text:p>0.521662213297507</text:p>
          </table:table-cell>
          <table:table-cell office:value-type="float" office:value="4" calcext:value-type="float">
            <text:p>4</text:p>
          </table:table-cell>
          <table:table-cell office:value-type="float" office:value="1132013" calcext:value-type="float">
            <text:p>1132013</text:p>
          </table:table-cell>
          <table:table-cell table:formula="of:=[.H5]/[.C5]*100" office:value-type="float" office:value="6.4935501488767" calcext:value-type="float">
            <text:p>6.4935501488767</text:p>
          </table:table-cell>
          <table:table-cell office:value-type="float" office:value="4" calcext:value-type="float">
            <text:p>4</text:p>
          </table:table-cell>
          <table:table-cell office:value-type="float" office:value="1021517" calcext:value-type="float">
            <text:p>1021517</text:p>
          </table:table-cell>
          <table:table-cell table:formula="of:=[.K5]/[.C5]*100" office:value-type="float" office:value="5.85971350808699" calcext:value-type="float">
            <text:p>5.8597135080869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8959" calcext:value-type="float">
            <text:p>1698959</text:p>
          </table:table-cell>
          <table:table-cell office:value-type="float" office:value="17432883" calcext:value-type="float">
            <text:p>17432883</text:p>
          </table:table-cell>
          <table:table-cell table:formula="of:=[.B6]/[.C6]*100" office:value-type="float" office:value="9.74571446386694" calcext:value-type="float">
            <text:p>9.74571446386694</text:p>
          </table:table-cell>
          <table:table-cell office:value-type="float" office:value="341670904" calcext:value-type="float">
            <text:p>341670904</text:p>
          </table:table-cell>
          <table:table-cell table:formula="of:=[.B6]/[.E6]*100" office:value-type="float" office:value="0.497250125811123" calcext:value-type="float">
            <text:p>0.497250125811123</text:p>
          </table:table-cell>
          <table:table-cell office:value-type="float" office:value="5" calcext:value-type="float">
            <text:p>5</text:p>
          </table:table-cell>
          <table:table-cell office:value-type="float" office:value="1088471" calcext:value-type="float">
            <text:p>1088471</text:p>
          </table:table-cell>
          <table:table-cell table:formula="of:=[.H6]/[.C6]*100" office:value-type="float" office:value="6.24378079058983" calcext:value-type="float">
            <text:p>6.24378079058983</text:p>
          </table:table-cell>
          <table:table-cell office:value-type="float" office:value="5" calcext:value-type="float">
            <text:p>5</text:p>
          </table:table-cell>
          <table:table-cell office:value-type="float" office:value="989030" calcext:value-type="float">
            <text:p>989030</text:p>
          </table:table-cell>
          <table:table-cell table:formula="of:=[.K6]/[.C6]*100" office:value-type="float" office:value="5.67335878982266" calcext:value-type="float">
            <text:p>5.6733587898226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01:41:23.986696026</meta:creation-date>
    <dc:date>2024-12-15T17:06:59.747655760</dc:date>
    <meta:editing-duration>PT25M52S</meta:editing-duration>
    <meta:editing-cycles>5</meta:editing-cycles>
    <meta:generator>LibreOffice/7.3.7.2$Linux_X86_64 LibreOffice_project/30$Build-2</meta:generator>
    <meta:document-statistic meta:table-count="1" meta:cell-count="72" meta:object-count="0"/>
  </office:meta>
</office:document-meta>
</file>